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29d" officeooo:paragraph-rsid="0010629d"/>
    </style:style>
    <style:style style:name="P2" style:family="paragraph" style:parent-style-name="Standard">
      <style:text-properties fo:font-style="italic" officeooo:rsid="0010629d" officeooo:paragraph-rsid="0010629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uyen Tony</text:p>
      <text:p text:style-name="P1">Tony Nguyen</text:p>
      <text:p text:style-name="P1"/>
      <text:p text:style-name="P1">TN</text:p>
      <text:p text:style-name="P1">NT</text:p>
      <text:p text:style-name="P1"/>
      <text:p text:style-name="P1">tn</text:p>
      <text:p text:style-name="P1">nt</text:p>
      <text:p text:style-name="P1"/>
      <text:p text:style-name="P2">Nguyen Tony</text:p>
      <text:p text:style-name="P2">Tony Nguyen</text:p>
      <text:p text:style-name="P2"/>
      <text:p text:style-name="P2">TN</text:p>
      <text:p text:style-name="P2">NT</text:p>
      <text:p text:style-name="P2"/>
      <text:p text:style-name="P2">tn</text:p>
      <text:p text:style-name="P2">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3:48:10.293960245</meta:creation-date>
    <dc:date>2022-05-26T13:49:20.610447028</dc:date>
    <meta:editing-duration>PT1M11S</meta:editing-duration>
    <meta:editing-cycles>1</meta:editing-cycles>
    <meta:document-statistic meta:table-count="0" meta:image-count="0" meta:object-count="0" meta:page-count="1" meta:paragraph-count="12" meta:word-count="16" meta:character-count="60" meta:non-whitespace-character-count="56"/>
    <meta:generator>LibreOffice/7.2.2.2$Linux_X86_64 LibreOffice_project/02b2acce88a210515b4a5bb2e46cbfb63fe97d56</meta:generator>
  </office:meta>
</office:document-meta>
</file>